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number-columns-repeated="1021"/>
        </table:table-row>
        <table:table-row table:style-name="ro6" table:number-rows-repeated="65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1/08/2011</text:date>, <text:time>12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01T12:33:31</dc:date>
    <dc:language>fr-FR</dc:language>
    <meta:editing-cycles>225</meta:editing-cycles>
    <meta:editing-duration>P11DT8H12M</meta:editing-duration>
    <meta:document-statistic meta:table-count="4" meta:cell-count="624" meta:object-count="0"/>
    <meta:user-defined meta:name="Info 1"/>
    <meta:user-defined meta:name="Info 2"/>
    <meta:user-defined meta:name="Info 3"/>
    <meta:user-defined meta:name="Info 4"/>
  </office:meta>
</office:document-meta>
</file>